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E0000006BAE20DF39.png" manifest:media-type="image/png"/>
  <manifest:file-entry manifest:full-path="Pictures/10000001000001CE0000007DFCEABC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875" officeooo:paragraph-rsid="000df875"/>
    </style:style>
    <style:style style:name="P2" style:family="paragraph" style:parent-style-name="Standard">
      <style:text-properties officeooo:rsid="000df875" officeooo:paragraph-rsid="000df875" fo:background-color="#ff8000"/>
    </style:style>
    <style:style style:name="P3" style:family="paragraph" style:parent-style-name="Standard">
      <style:text-properties officeooo:rsid="000df875" officeooo:paragraph-rsid="00108270" fo:background-color="#ff8000"/>
    </style:style>
    <style:style style:name="P4" style:family="paragraph" style:parent-style-name="Standard">
      <style:text-properties fo:font-weight="bold" officeooo:rsid="000df875" officeooo:paragraph-rsid="000df875" style:font-weight-asian="bold" style:font-weight-complex="bold"/>
    </style:style>
    <style:style style:name="P5" style:family="paragraph" style:parent-style-name="Standard">
      <style:text-properties fo:font-weight="bold" officeooo:rsid="000f8e25" officeooo:paragraph-rsid="000f8e25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bold" officeooo:rsid="000f8e25" officeooo:paragraph-rsid="000f8e25" style:font-weight-asian="bold" style:font-weight-complex="bold"/>
    </style:style>
    <style:style style:name="P7" style:family="paragraph" style:parent-style-name="Standard">
      <style:text-properties fo:font-weight="normal" officeooo:rsid="000f8e25" officeooo:paragraph-rsid="000f8e25" style:font-weight-asian="normal" style:font-weight-complex="normal"/>
    </style:style>
    <style:style style:name="P8" style:family="paragraph" style:parent-style-name="Standard">
      <style:text-properties fo:font-weight="normal" officeooo:rsid="00108270" officeooo:paragraph-rsid="00108270" style:font-weight-asian="normal" style:font-weight-complex="normal"/>
    </style:style>
    <style:style style:name="P9" style:family="paragraph" style:parent-style-name="Standard">
      <style:text-properties fo:language="en" fo:country="US" officeooo:rsid="000df875" officeooo:paragraph-rsid="000df875"/>
    </style:style>
    <style:style style:name="P10" style:family="paragraph" style:parent-style-name="Standard">
      <style:text-properties fo:language="en" fo:country="US" fo:font-weight="bold" officeooo:rsid="000df875" officeooo:paragraph-rsid="000df875" style:font-weight-asian="bold" style:font-weight-complex="bold"/>
    </style:style>
    <style:style style:name="P11" style:family="paragraph" style:parent-style-name="Standard">
      <style:text-properties fo:language="en" fo:country="US" fo:font-weight="bold" officeooo:rsid="000f8e25" officeooo:paragraph-rsid="000f8e25" style:font-weight-asian="bold" style:font-weight-complex="bold"/>
    </style:style>
    <style:style style:name="P12" style:family="paragraph" style:parent-style-name="Standard">
      <style:text-properties fo:language="en" fo:country="US" fo:font-weight="normal" officeooo:rsid="000df875" officeooo:paragraph-rsid="000df875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0f8e25" officeooo:paragraph-rsid="000f8e25" style:font-weight-asian="normal" style:font-weight-complex="normal"/>
    </style:style>
    <style:style style:name="P14" style:family="paragraph" style:parent-style-name="Standard">
      <style:text-properties fo:language="en" fo:country="US" style:text-underline-style="solid" style:text-underline-width="auto" style:text-underline-color="font-color" fo:font-weight="normal" officeooo:rsid="000df875" officeooo:paragraph-rsid="000df875" style:font-weight-asian="normal" style:font-weight-complex="normal"/>
    </style:style>
    <style:style style:name="P15" style:family="paragraph" style:parent-style-name="Standard">
      <style:text-properties officeooo:rsid="00108270" officeooo:paragraph-rsid="00108270" fo:background-color="transparent"/>
    </style:style>
    <style:style style:name="P16" style:family="paragraph" style:parent-style-name="Standard">
      <style:text-properties officeooo:rsid="0010f6d8" officeooo:paragraph-rsid="0010f6d8" fo:background-color="transparent"/>
    </style:style>
    <style:style style:name="P17" style:family="paragraph" style:parent-style-name="Standard">
      <style:text-properties officeooo:rsid="0010f6d8" officeooo:paragraph-rsid="0010f6d8" fo:background-color="transparent"/>
    </style:style>
    <style:style style:name="P18" style:family="paragraph" style:parent-style-name="Standard">
      <style:text-properties officeooo:rsid="00151b7b" officeooo:paragraph-rsid="00151b7b" fo:background-color="transparent"/>
    </style:style>
    <style:style style:name="P19" style:family="paragraph" style:parent-style-name="Standard">
      <style:text-properties officeooo:rsid="00151b7b" officeooo:paragraph-rsid="0015c24f" fo:background-color="transparent"/>
    </style:style>
    <style:style style:name="P20" style:family="paragraph" style:parent-style-name="Standard">
      <style:paragraph-properties fo:break-before="page"/>
      <style:text-properties officeooo:rsid="00134996" officeooo:paragraph-rsid="00134996" fo:background-color="#81d41a"/>
    </style:style>
    <style:style style:name="P21" style:family="paragraph" style:parent-style-name="Standard">
      <style:text-properties fo:font-weight="bold" officeooo:rsid="0015c24f" officeooo:paragraph-rsid="0015c24f" fo:background-color="transparent" style:font-weight-asian="bold" style:font-weight-complex="bold"/>
    </style:style>
    <style:style style:name="P22" style:family="paragraph" style:parent-style-name="Standard">
      <style:text-properties fo:font-weight="bold" officeooo:rsid="0015c24f" officeooo:paragraph-rsid="0019ddc7" fo:background-color="transparent" style:font-weight-asian="bold" style:font-weight-complex="bold"/>
    </style:style>
    <style:style style:name="P23" style:family="paragraph" style:parent-style-name="Standard">
      <style:text-properties fo:font-weight="bold" style:font-weight-asian="bold" style:font-weight-complex="bold"/>
    </style:style>
    <style:style style:name="P24" style:family="paragraph" style:parent-style-name="Standard">
      <style:text-properties fo:font-weight="bold" officeooo:rsid="001e92ee" officeooo:paragraph-rsid="001e92ee" style:font-weight-asian="bold" style:font-weight-complex="bold"/>
    </style:style>
    <style:style style:name="P25" style:family="paragraph" style:parent-style-name="Standard">
      <style:text-properties fo:font-weight="bold" officeooo:rsid="001ea8be" officeooo:paragraph-rsid="00223c4b" style:font-weight-asian="bold" style:font-weight-complex="bold"/>
    </style:style>
    <style:style style:name="P26" style:family="paragraph" style:parent-style-name="Standard">
      <style:text-properties fo:font-weight="bold" officeooo:rsid="001ecd82" officeooo:paragraph-rsid="001ecd82" style:font-weight-asian="bold" style:font-weight-complex="bold"/>
    </style:style>
    <style:style style:name="P27" style:family="paragraph" style:parent-style-name="Standard">
      <style:text-properties fo:font-weight="bold" officeooo:rsid="001ecd82" officeooo:paragraph-rsid="00223c4b" style:font-weight-asian="bold" style:font-weight-complex="bold"/>
    </style:style>
    <style:style style:name="P28" style:family="paragraph" style:parent-style-name="Standard">
      <style:text-properties fo:font-weight="bold" officeooo:rsid="002125c4" officeooo:paragraph-rsid="002125c4" style:font-weight-asian="bold" style:font-weight-complex="bold"/>
    </style:style>
    <style:style style:name="P29" style:family="paragraph" style:parent-style-name="Standard">
      <style:text-properties fo:font-weight="bold" officeooo:rsid="00223c4b" officeooo:paragraph-rsid="00223c4b" style:font-weight-asian="bold" style:font-weight-complex="bold"/>
    </style:style>
    <style:style style:name="P30" style:family="paragraph" style:parent-style-name="Standard">
      <style:text-properties fo:font-weight="bold" officeooo:rsid="00227d3a" officeooo:paragraph-rsid="00227d3a" style:font-weight-asian="bold" style:font-weight-complex="bold"/>
    </style:style>
    <style:style style:name="P31" style:family="paragraph" style:parent-style-name="Standard">
      <style:text-properties fo:font-weight="bold" officeooo:rsid="0022834c" officeooo:paragraph-rsid="0022834c" style:font-weight-asian="bold" style:font-weight-complex="bold"/>
    </style:style>
    <style:style style:name="P32" style:family="paragraph" style:parent-style-name="Standard">
      <style:text-properties fo:font-size="14pt" fo:font-weight="bold" officeooo:rsid="00227d3a" officeooo:paragraph-rsid="00227d3a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f8e25" style:font-weight-asian="normal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/>
    </style:style>
    <style:style style:name="T5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language="en" fo:country="US" style:text-underline-style="none" fo:font-weight="normal" style:font-weight-asian="normal" style:font-weight-complex="normal"/>
    </style:style>
    <style:style style:name="T7" style:family="text">
      <style:text-properties fo:language="en" fo:country="US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style:text-underline-style="none" fo:font-weight="normal" officeooo:rsid="000f8e25" style:font-style-asian="normal" style:font-weight-asian="normal" style:font-style-complex="normal" style:font-weight-complex="normal"/>
    </style:style>
    <style:style style:name="T10" style:family="text">
      <style:text-properties officeooo:rsid="00106de3"/>
    </style:style>
    <style:style style:name="T11" style:family="text">
      <style:text-properties officeooo:rsid="00108270"/>
    </style:style>
    <style:style style:name="T12" style:family="text">
      <style:text-properties style:text-position="super 58%"/>
    </style:style>
    <style:style style:name="T13" style:family="text">
      <style:text-properties style:text-position="0% 100%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1720e4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1bab42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5c24f" style:font-weight-asian="normal" style:font-weight-complex="normal"/>
    </style:style>
    <style:style style:name="T21" style:family="text">
      <style:text-properties fo:font-weight="normal" officeooo:rsid="001683b8" style:font-weight-asian="normal" style:font-weight-complex="normal"/>
    </style:style>
    <style:style style:name="T22" style:family="text">
      <style:text-properties fo:font-weight="normal" officeooo:rsid="001720e4" style:font-weight-asian="normal" style:font-weight-complex="normal"/>
    </style:style>
    <style:style style:name="T23" style:family="text">
      <style:text-properties fo:font-weight="normal" officeooo:rsid="0018f9e5" style:font-weight-asian="normal" style:font-weight-complex="normal"/>
    </style:style>
    <style:style style:name="T24" style:family="text">
      <style:text-properties fo:font-weight="normal" officeooo:rsid="0019ddc7" style:font-weight-asian="normal" style:font-weight-complex="normal"/>
    </style:style>
    <style:style style:name="T25" style:family="text">
      <style:text-properties fo:font-weight="normal" officeooo:rsid="001bab42" style:font-weight-asian="normal" style:font-weight-complex="normal"/>
    </style:style>
    <style:style style:name="T26" style:family="text">
      <style:text-properties fo:font-weight="normal" officeooo:rsid="00206c08" style:font-weight-asian="normal" style:font-weight-complex="normal"/>
    </style:style>
    <style:style style:name="T27" style:family="text">
      <style:text-properties officeooo:rsid="0018f9e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ands On chapter 1</text:p>
      <text:p text:style-name="P1">spam filters, traditional algorithm if (word == <text:span text:style-name="T1">“4u”) else if (word == “for you”) …</text:span></text:p>
      <text:p text:style-name="P9">large data for ML</text:p>
      <text:p text:style-name="P1"><text:span text:style-name="T1"/></text:p>
      <text:p text:style-name="P10">Supervised learning</text:p>
      <text:p text:style-name="P12">data icludes the solluction (labels)</text:p>
      <text:p text:style-name="P4"><text:span text:style-name="T7">classification</text:span><text:span text:style-name="T8"> </text:span><text:span text:style-name="T9">- </text:span><text:span text:style-name="T8">a</text:span><text:span text:style-name="T2"> lot of examples with their class</text:span></text:p>
      <text:p text:style-name="P4"><text:span text:style-name="T5">regression</text:span><text:span text:style-name="T6"> - predicts</text:span><text:span text:style-name="T2"> a target numerical value using </text:span><text:span text:style-name="T5">features</text:span><text:span text:style-name="T2"> (predictors)</text:span></text:p>
      <text:p text:style-name="P12"><text:tab/> <text:s text:c="7"/>a lot of examples with their predictors and their labels</text:p>
      <text:p text:style-name="P4"><text:span text:style-name="T2"/></text:p>
      <text:p text:style-name="P10">Unsupervised learning</text:p>
      <text:p text:style-name="P12">unlabeled, without a teacher</text:p>
      <text:p text:style-name="P12">ex: dividing users into smaller groups</text:p>
      <text:p text:style-name="P12">ex: visualization algorithms, to see how the data is organized</text:p>
      <text:p text:style-name="P4"><text:span text:style-name="T2"/></text:p>
      <text:p text:style-name="P4"><text:span text:style-name="T5">dimenstionality reduction</text:span><text:span text:style-name="T6"> -</text:span><text:span text:style-name="T2"> simplify the data without losing too much</text:span></text:p>
      <text:p text:style-name="P4"><text:span text:style-name="T3"><text:tab/><text:tab/><text:tab/> <text:s text:c="8"/></text:span><text:span text:style-name="T2">good for trimming training data</text:span></text:p>
      <text:p text:style-name="P14">anomaly reduction</text:p>
      <text:p text:style-name="P4"><text:span text:style-name="T5">novelty detection </text:span><text:span text:style-name="T2">– expect to see normal data during training</text:span></text:p>
      <text:p text:style-name="P4"><text:span text:style-name="T5">association rule learning </text:span><text:span text:style-name="T2">– dig into data and find interesting relations between atributes</text:span></text:p>
      <text:p text:style-name="P4"><text:span text:style-name="T2"/></text:p>
      <text:p text:style-name="P11">Semisupevised learning</text:p>
      <text:p text:style-name="P13">partially labeled (mostly not)</text:p>
      <text:p text:style-name="P13">google photos – recognized a person, tell me who are they</text:p>
      <text:p text:style-name="P7"><text:span text:style-name="T1"/></text:p>
      <text:p text:style-name="P11">Reinforcement learning</text:p>
      <text:p text:style-name="P7"><text:span text:style-name="T1">agent observes and gets reward, learns by itself, strategy he chooses is a </text:span><text:span text:style-name="T4">policy</text:span></text:p>
      <text:p text:style-name="P7"><text:span text:style-name="T1"/></text:p>
      <text:p text:style-name="P11">Batch learning</text:p>
      <text:p text:style-name="P13">offline learning (full set of biiiiig data), later on works without learning</text:p>
      <text:p text:style-name="P13">want a new data? Train new version, this takes time</text:p>
      <text:p text:style-name="P7"><text:span text:style-name="T1"/></text:p>
      <text:p text:style-name="P11">Online learning</text:p>
      <text:p text:style-name="P13">learn by mini-batches, each step is cheap and fast</text:p>
      <text:p text:style-name="P13">run and learn, can get data as a continuous flow</text:p>
      <text:p text:style-name="P13">can be trained on huge data that cannot fit in one machine’s main memory (out-of-core learning)</text:p>
      <text:p text:style-name="P7"><text:span text:style-name="T1"/></text:p>
      <text:p text:style-name="P13">learning rate – how often to learn and change</text:p>
      <text:p text:style-name="P13">need to switch learning off if bad data is given</text:p>
      <text:p text:style-name="P7"><text:span text:style-name="T1"/></text:p>
      <text:p text:style-name="P5">Instance-based learning</text:p>
      <text:p text:style-name="P7">learn by heart -&gt; measure of similarity -&gt; create new cases by comparing them to the learned ex.</text:p>
      <text:p text:style-name="P7"/>
      <text:p text:style-name="P5">Model-based learning</text:p>
      <text:p text:style-name="P7">build a model of examples and use that model to make predictions</text:p>
      <text:p text:style-name="P7"/>
      <text:p text:style-name="P7">define utility function (fitness function) to measure how good the model is</text:p>
      <text:p text:style-name="P7">or define cost function to measure how bad it is</text:p>
      <text:p text:style-name="P7"/>
      <text:p text:style-name="P7">linear regression – feed your training examples and it finds paramete<text:span text:style-name="T10">xx</text:span>rs to fit best to your data</text:p>
      <text:p text:style-name="P7"/>
      <text:p text:style-name="P6">Poor-Quality data</text:p>
      <text:p text:style-name="P7">clean your data</text:p>
      <text:p text:style-name="P7">if needed fill bad spots with something (?)</text:p>
      <text:p text:style-name="P7"/>
      <text:p text:style-name="P5">Irrelevant features</text:p>
      <text:p text:style-name="P7">get a good set of features to train on (feature engineering)</text:p>
      <text:p text:style-name="P7">reduce the risk of overfitting (regularization), find a balance between fitting perfect data and keeping the model simple to ensure it will generalize well</text:p>
      <text:p text:style-name="P7"/>
      <text:p text:style-name="P8">continue page 28</text:p>
      <text:p text:style-name="P7"/>
      <text:p text:style-name="P3">Hands On chapter <text:span text:style-name="T11">2</text:span></text:p>
      <text:p text:style-name="P15"/>
      <text:p text:style-name="P15">pipelines – data divided into different streams, one’s output is the second pipe’s input</text:p>
      <text:p text:style-name="P15"/>
      <text:p text:style-name="P15">Root mean square error gives an idea of how much error the system typically makes in predictions</text:p>
      <text:p text:style-name="P16">mainly used for <text:span text:style-name="T14">regression</text:span></text:p>
      <text:p text:style-name="P15"/>
      <text:p text:style-name="P15"><draw:frame draw:style-name="fr1" draw:name="Image1" text:anchor-type="char" svg:x="0.0374in" svg:y="0.0339in" svg:width="4.8126in" svg:height="1.302in" draw:z-index="0"><draw:image xlink:href="Pictures/10000001000001CE0000007DFCEABCD9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m – number of instances (dataset)</text:p>
      <text:p text:style-name="P15">x<text:span text:style-name="T12">(i)</text:span><text:span text:style-name="T13"> – vector of i.th instance in dataset</text:span></text:p>
      <text:p text:style-name="P15">y<text:span text:style-name="T12">(i)</text:span><text:span text:style-name="T13"> – its label (desired output)</text:span></text:p>
      <text:p text:style-name="P15">h – system’s prediction function (hypothesis)</text:p>
      <text:p text:style-name="P15"><text:s text:c="6"/>given vector of i.th instance, and it predicts a value y=h(x<text:span text:style-name="T12">(i)</text:span><text:span text:style-name="T13">)</text:span></text:p>
      <text:p text:style-name="P15"/>
      <text:p text:style-name="P15"><draw:frame draw:style-name="fr1" draw:name="Image2" text:anchor-type="char" svg:x="0.0736in" svg:y="0.061in" svg:width="3.6457in" svg:height="1.1146in" draw:z-index="1"><draw:image xlink:href="Pictures/100000010000015E0000006BAE20DF3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the different way to measure the distance between two vectors</text:p>
      <text:p text:style-name="P16"/>
      <text:p text:style-name="P20">4.08</text:p>
      <text:p text:style-name="P18">END-TO-END machine learning</text:p>
      <text:p text:style-name="P18"/>
      <text:p text:style-name="P19"><text:span text:style-name="T18">1.</text:span> <text:span text:style-name="T18">Get data</text:span> -&gt; look at the big picture, think bout a problem<text:span text:style-name="T19">, </text:span><text:span text:style-name="T20">sometimes you can generate your own data</text:span></text:p>
      <text:p text:style-name="P21"/>
      <text:p text:style-name="P22">2. Clean, prepare, manipulate data <text:span text:style-name="T19">-&gt; can you recogni</text:span><text:span text:style-name="T21">z</text:span><text:span text:style-name="T19">e data yourself? </text:span><text:span text:style-name="T22">Understand that data, </text:span><text:span text:style-name="T23">split the data for testing and training</text:span><text:span text:style-name="T22">, scale the data (comput time, in scikit </text:span><text:span text:style-name="T16">pipelines</text:span><text:span text:style-name="T22">),</text:span></text:p>
      <text:p text:style-name="P22"><text:span text:style-name="T22">ex: you can keep one feature that you need, or remove one that you don’t need</text:span></text:p>
      <text:p text:style-name="P21"><text:span text:style-name="T19"/></text:p>
      <text:p text:style-name="P23">3. <text:span text:style-name="T27">Train model </text:span><text:span text:style-name="T23">-&gt; </text:span><text:span text:style-name="T24">cross-validation – you can split the data into multiple, different proportions for many models, </text:span><text:span text:style-name="T25">you can run those models at the same time (running takes less time than training) and get the average result ex: 7 out of 10 models tells that the picture is a cancer</text:span></text:p>
      <text:p text:style-name="P24"><text:span text:style-name="T25">o</text:span><text:span text:style-name="T19">ther than that, training is just waiting</text:span></text:p>
      <text:p text:style-name="P24"><text:span text:style-name="T19"/></text:p>
      <text:p text:style-name="P26"><text:span text:style-name="T19">select multiple models! –</text:span><text:span text:style-name="T26"> cheet sheet<text:tab/></text:span></text:p>
      <text:p text:style-name="P28"><text:span text:style-name="T19">you’ll never know what is the best model</text:span></text:p>
      <text:p text:style-name="P26"><text:span text:style-name="T19"/></text:p>
      <text:p text:style-name="P28">4. Test Data<text:span text:style-name="T19"> -&gt; </text:span></text:p>
      <text:p text:style-name="P25"><text:span text:style-name="T19">overfitting</text:span></text:p>
      <text:p text:style-name="P27"><text:span text:style-name="T19">we can look at the performance on the training data, it should go up all the time</text:span></text:p>
      <text:p text:style-name="P27"><text:span text:style-name="T25">we can look at the performance on the test data, it should go up but if it is </text:span><text:span text:style-name="T17">overfitted,</text:span><text:span text:style-name="T25"> it would go up all the time</text:span></text:p>
      <text:p text:style-name="P27"><text:span text:style-name="T25"/></text:p>
      <text:p text:style-name="P29">5. Improve<text:span text:style-name="T19"> -&gt; data changes</text:span></text:p>
      <text:p text:style-name="P29"><text:span text:style-name="T19"/></text:p>
      <text:p text:style-name="P29"><text:span text:style-name="T19"/></text:p>
      <text:p text:style-name="P32">USE CHEAT SHEETS</text:p>
      <text:p text:style-name="P30"><text:span text:style-name="T19"/></text:p>
      <text:p text:style-name="P31"><text:span text:style-name="T19">azure cheat sheet – program</text:span></text:p>
      <text:p text:style-name="P31"><text:span text:style-name="T19">google colab (more comp. power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20:27:14.289531031</meta:creation-date>
    <meta:generator>LibreOffice/24.2.5.2$Linux_X86_64 LibreOffice_project/420$Build-2</meta:generator>
    <dc:date>2024-09-04T09:03:40.504291207</dc:date>
    <meta:editing-duration>PT3H16M50S</meta:editing-duration>
    <meta:editing-cycles>22</meta:editing-cycles>
    <meta:document-statistic meta:table-count="0" meta:image-count="2" meta:object-count="0" meta:page-count="3" meta:paragraph-count="72" meta:word-count="640" meta:character-count="3824" meta:non-whitespace-character-count="3214"/>
  </office:meta>
</office:document-meta>
</file>